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640000004B02C5236E4.png"/>
  <manifest:file-entry manifest:media-type="image/png" manifest:full-path="Pictures/10000000000000010000000118EC5AD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fo:min-height="13.114cm"/>
    </style:style>
    <style:style style:name="pr4" style:family="presentation" style:parent-style-name="Blue-outline1">
      <style:graphic-properties draw:auto-grow-height="true" fo:min-height="13.86cm"/>
    </style:style>
    <style:style style:name="pr5" style:family="presentation" style:parent-style-name="Blue-title">
      <style:graphic-properties fo:min-height="3.256cm"/>
    </style:style>
    <style:style style:name="pr6" style:family="presentation" style:parent-style-name="Blue-outline1">
      <style:graphic-properties fo:min-height="13.609cm"/>
    </style:style>
    <style:style style:name="pr7" style:family="presentation" style:parent-style-name="Blue-subtitle">
      <style:graphic-properties draw:fill-color="#ffffff" fo:min-height="13.609cm"/>
    </style:style>
    <style:style style:name="pr8" style:family="presentation" style:parent-style-name="Blue-notes">
      <style:graphic-properties draw:fill-color="#ffffff" draw:auto-grow-height="true" fo:min-height="13.36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Modern Perl</text:p>
          </draw:text-box>
        </draw:frame>
        <draw:frame presentation:style-name="pr2" draw:layer="layout" svg:width="25.199cm" svg:height="13.86cm" svg:x="1.4cm" svg:y="4.914cm" presentation:class="subtitle">
          <draw:text-box>
            <text:p>Florian Ragwitz</text:p>
            <text:p>Maik Hentsch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erl5.10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Neues in Perl 5.10</text:p>
          </draw:text-box>
        </draw:frame>
        <draw:frame presentation:style-name="pr4" draw:layer="layout" svg:width="25.199cm" svg:height="13.905cm" svg:x="1.4cm" svg:y="4.914cm" presentation:class="outline" presentation:user-transformed="true">
          <draw:text-box>
            <text:list text:style-name="L2">
              <text:list-item>
                <text:p>kleine Helferlein</text:p>
                <text:list>
                  <text:list-item>
                    <text:p>say - print mit Newline</text:p>
                  </text:list-item>
                  <text:list-item>
                    <text:p>// - defined or</text:p>
                  </text:list-item>
                  <text:list-item>
                    <text:p>given/when - switch-Statement mit smartmatch</text:p>
                  </text:list-item>
                </text:list>
              </text:list-item>
              <text:list-item>
                <text:p>smartmatch</text:p>
                <text:list>
                  <text:list-item>
                    <text:p>Do what I mean-Vergleicher</text:p>
                  </text:list-item>
                  <text:list-item>
                    <text:p>überladen oder Tabelle siehe perlsyn</text:p>
                  </text:list-item>
                </text:list>
              </text:list-item>
              <text:list-item>
                <text:p>state-Variablen</text:p>
                <text:list>
                  <text:list-item>
                    <text:p>entspricht static in 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erl5.1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Neues in Perl 5.12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gelmäßige Releases</text:p>
                <text:list>
                  <text:list-item>
                    <text:p>jeweils im Frühling</text:p>
                  </text:list-item>
                </text:list>
              </text:list-item>
              <text:list-item>
                <text:p>extensible Keywords</text:p>
                <text:list>
                  <text:list-item>
                    <text:p>neue Keywords einfügen und Hooks für Parser definieren</text:p>
                  </text:list-item>
                </text:list>
              </text:list-item>
              <text:list-item>
                <text:p>"use strict" automatis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Unicode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komplettester Unicode-Support</text:p>
                <text:list>
                  <text:list-item>
                    <text:p>Unicode-Standard 5.2 (Oktober 2009)</text:p>
                  </text:list-item>
                  <text:list-item>
                    <text:p>"can handle every Unicode character property"</text:p>
                  </text:list-item>
                  <text:list-item>
                    <text:p>"use utf8" erlaubt Unicode im Quelltext</text:p>
                    <text:list>
                      <text:list-item>
                        <text:p>schon länger implementiert"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Eigenperl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Dein eigenes Per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macht unabhängig vom Distro-Perl</text:p>
                <text:list>
                  <text:list-item>
                    <text:p>Module nachinstalieren ohne Schreibrechte</text:p>
                  </text:list-item>
                </text:list>
              </text:list-item>
              <text:list-item>
                <text:p>local::lib vereinfacht eigenes Modulverzeichnis</text:p>
              </text:list-item>
              <text:list-item>
                <text:p>noch besser -&gt; eigenes Perl bauen</text:p>
              </text:list-item>
              <text:list-item>
                <text:p>perlbrew</text:p>
                <text:list>
                  <text:list-item>
                    <text:p>herunterladen</text:p>
                  </text:list-item>
                  <text:list-item>
                    <text:p>perlbrew install 5.12</text:p>
                  </text:list-item>
                  <text:list-item>
                    <text:p>perlbrew switch 5.1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PAN Intro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CPAN</text:p>
          </draw:text-box>
        </draw:frame>
        <draw:frame presentation:style-name="pr6" draw:layer="layout" svg:width="25.199cm" svg:height="14.13cm" svg:x="1.4cm" svg:y="4.914cm" presentation:class="outline" presentation:user-transformed="true">
          <draw:text-box>
            <text:list text:style-name="L2">
              <text:list-item>
                <text:p>DAS zentrale Archiv für Perlmodule</text:p>
              </text:list-item>
              <text:list-item>
                <text:p>inspiriert von CTAN</text:p>
              </text:list-item>
              <text:list-item>
                <text:p>8805 MB, 255 Mirror, 8745 Autoren 19390 Module</text:p>
              </text:list-item>
              <text:list-item>
                <text:p>Module in Distributionen organisiert</text:p>
                <text:list>
                  <text:list-item>
                    <text:p>lib/, t/, script/, META.yml, README</text:p>
                  </text:list-item>
                </text:list>
              </text:list-item>
              <text:list-item>
                <text:p>jeder kann hochladen -&gt; dadurch auch weniger gute Module</text:p>
              </text:list-item>
              <text:list-item>
                <text:p>Reviews, Bugreports, CPAN-Testers les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use CPAN;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use $CPAN;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erfolgreiche und wichtige Module in Core</text:p>
                <text:list>
                  <text:list-item>
                    <text:p>manche Firmen erlauben nur Core</text:p>
                  </text:list-item>
                </text:list>
              </text:list-item>
              <text:list-item>
                <text:p>sonst installieren mit cpan/cpanm</text:p>
                <text:list>
                  <text:list-item>
                    <text:p>cpanm ist App::cpanminus</text:p>
                  </text:list-item>
                  <text:list-item>
                    <text:p>minimaler, schneller Zeroconf-Client</text:p>
                  </text:list-item>
                </text:list>
              </text:list-item>
              <text:list-item>
                <text:p>testet und installiert Abhängigkeiten automagis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>
            <draw:text-box>
              <text:p>Beispiel zeigen:</text:p>
              <text:p>module-starter --module Vortrag::Modern::Perl</text:p>
              <text:p/>
              <text:p>Soll Basis für Testing liefern.</text:p>
            </draw:text-box>
          </draw:frame>
        </presentation:notes>
      </draw:page>
      <draw:page draw:name="Testing Grundlagen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Testing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von Perl "erfunden"</text:p>
              </text:list-item>
              <text:list-item>
                <text:p>eigenes Protokoll TAP</text:p>
              </text:list-item>
              <text:list-item>
                <text:p>Tests selbst Perlprogramme</text:p>
              </text:list-item>
              <text:list-item>
                <text:p>prove</text:p>
                <text:list>
                  <text:list-item>
                    <text:p>Wrapper um Perl für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est::*" draw:style-name="dp1" draw:master-page-name="Blue" presentation:presentation-page-layout-name="AL2T1">
        <office:forms form:automatic-focus="false" form:apply-design-mode="false"/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simpel - Test::More</text:p>
                <text:list>
                  <text:list-item>
                    <text:p>ok, is, isnt</text:p>
                  </text:list-item>
                </text:list>
              </text:list-item>
              <text:list-item>
                <text:p>fortgeschrittene Vergleicher</text:p>
                <text:list>
                  <text:list-item>
                    <text:p>Bsp. Test::Deep - cmp_deeply($result, [all, any, bag, subhashof, ..])</text:p>
                  </text:list-item>
                  <text:list-item>
                    <text:p>Test::Exception</text:p>
                  </text:list-item>
                </text:list>
              </text:list-item>
              <text:list-item>
                <text:p>eigene Testlibs bauen - Test::Builder</text:p>
              </text:list-item>
              <text:list-item>
                <text:p/>
              </text:list-item>
            </text:list>
          </draw:text-box>
        </draw:frame>
        <draw:frame presentation:style-name="pr5" draw:layer="layout" svg:width="25.199cm" svg:height="3.256cm" svg:x="1.301cm" svg:y="0.125cm" presentation:class="title">
          <draw:text-box>
            <text:p>Test::*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2T1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Test-Unterstützer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Unterschiede erkennen - Test::Differences</text:p>
              </text:list-item>
              <text:list-item>
                <text:p>Test Coverage - Devel::Cover</text:p>
              </text:list-item>
              <text:list-item>
                <text:p>Funktionen für Tests überschreiben (Mocking)</text:p>
                <text:list>
                  <text:list-item>
                    <text:p>Test::MockModule (Mock::Class, ...)</text:p>
                  </text:list-item>
                </text:list>
              </text:list-item>
              <text:list-item>
                <text:p>Test::Fixture::*</text:p>
                <text:list>
                  <text:list-item>
                    <text:p>Datenbankinhalt als YA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0">
        <office:forms form:automatic-focus="false" form:apply-design-mode="false"/>
        <draw:frame presentation:style-name="pr5" draw:layer="layout" svg:width="25.199cm" svg:height="3.256cm" svg:x="1.301cm" svg:y="0.125cm" presentation:class="title">
          <draw:text-box>
            <text:p>Referenzen</text:p>
          </draw:text-box>
        </draw:frame>
        <draw:frame presentation:style-name="pr7" draw:text-style-name="P1" draw:layer="layout" svg:width="25.199cm" svg:height="13.609cm" svg:x="1.4cm" svg:y="5.039cm" presentation:class="subtitle">
          <draw:text-box>
            <text:p text:style-name="P1"><text:span text:style-name="T1">http://i-beh.de/assets/images/kacke.jpg</text:span></text:p>
          </draw:text-box>
        </draw:frame>
        <draw:frame draw:style-name="gr2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2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2" draw:text-style-name="P2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11T19:43:20</meta:creation-date>
    <meta:editing-duration>PT08H12M13S</meta:editing-duration>
    <meta:editing-cycles>22</meta:editing-cycles>
    <dc:date>2011-03-08T18:53:42</dc:date>
    <meta:generator>OpenOffice.org/3.2$Unix OpenOffice.org_project/320m12$Build-9483</meta:generator>
    <meta:document-statistic meta:object-count="68"/>
    <meta:user-defined meta:name="Info 1"/>
    <meta:user-defined meta:name="Info 2"/>
    <meta:user-defined meta:name="Info 3"/>
    <meta:user-defined meta:name="Info 4"/>
  </office:meta>
</office:document-meta>
</file>